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5.045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3.775cm"/>
    </style:style>
    <style:style style:name="co6" style:family="table-column">
      <style:table-column-properties fo:break-before="auto" style:column-width="5.082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90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4.092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2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Excel_20_Built-in_20_Heading_20_2" style:data-style-name="N0">
      <style:table-cell-properties fo:border-bottom="2.49pt solid #a7c0de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Heading_20_3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" style:family="table-cell" style:parent-style-name="Excel_20_Built-in_20_Tota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aze benchmark - 2000 by 2000 cells with seed of 0 </text:p>
          </table:table-cell>
          <table:covered-table-cell table:number-columns-repeated="4" table:style-name="ce1"/>
          <table:table-cell table:style-name="ce10" table:number-columns-repeated="10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5" table:number-rows-spanned="1">
            <text:p>Josh Nithsdale (s3346764@student.rmit.edu.au)</text:p>
          </table:table-cell>
          <table:covered-table-cell table:number-columns-repeated="4" table:style-name="ce2"/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Recursive generation + SVG save</text:p>
          </table:table-cell>
          <table:covered-table-cell table:number-columns-repeated="2" table:style-name="ce9"/>
          <table:table-cell/>
          <table:table-cell table:style-name="ce4" office:value-type="string" calcext:value-type="string" table:number-columns-spanned="3" table:number-rows-spanned="1">
            <text:p>Recursive generation + binary save</text:p>
          </table:table-cell>
          <table:covered-table-cell table:number-columns-repeated="2" table:style-name="ce9"/>
          <table:table-cell/>
          <table:table-cell table:style-name="ce4" office:value-type="string" calcext:value-type="string" table:number-columns-spanned="3" table:number-rows-spanned="1">
            <text:p>Kruskal generation + SVG save</text:p>
          </table:table-cell>
          <table:covered-table-cell table:number-columns-repeated="2" table:style-name="ce9"/>
          <table:table-cell/>
          <table:table-cell table:style-name="ce4" office:value-type="string" calcext:value-type="string" table:number-columns-spanned="3" table:number-rows-spanned="1">
            <text:p>Kruskal generation + binary save</text:p>
          </table:table-cell>
          <table:covered-table-cell table:number-columns-repeated="2" table:style-name="ce9"/>
          <table:table-cell table:number-columns-repeated="1009"/>
        </table:table-row>
        <table:table-row table:style-name="ro4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Generation time (ms)</text:p>
          </table:table-cell>
          <table:table-cell table:style-name="ce5" office:value-type="string" calcext:value-type="string">
            <text:p>Save time (ms)</text:p>
          </table:table-cell>
          <table:table-cell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Generation time (ms)</text:p>
          </table:table-cell>
          <table:table-cell table:style-name="ce5" office:value-type="string" calcext:value-type="string">
            <text:p>Save time (ms)</text:p>
          </table:table-cell>
          <table:table-cell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Generation time (ms)</text:p>
          </table:table-cell>
          <table:table-cell table:style-name="ce5" office:value-type="string" calcext:value-type="string">
            <text:p>Save time (ms)</text:p>
          </table:table-cell>
          <table:table-cell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Generation time (ms)</text:p>
          </table:table-cell>
          <table:table-cell table:style-name="ce5" office:value-type="string" calcext:value-type="string">
            <text:p>Save time (ms)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95" calcext:value-type="float">
            <text:p>8195</text:p>
          </table:table-cell>
          <table:table-cell office:value-type="float" office:value="122056" calcext:value-type="float">
            <text:p>122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09" calcext:value-type="float">
            <text:p>8309</text:p>
          </table:table-cell>
          <table:table-cell office:value-type="float" office:value="3862" calcext:value-type="float">
            <text:p>38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35" calcext:value-type="float">
            <text:p>23835</text:p>
          </table:table-cell>
          <table:table-cell office:value-type="float" office:value="126285" calcext:value-type="float">
            <text:p>126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642" calcext:value-type="float">
            <text:p>22642</text:p>
          </table:table-cell>
          <table:table-cell office:value-type="float" office:value="4466" calcext:value-type="float">
            <text:p>4466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87" calcext:value-type="float">
            <text:p>8187</text:p>
          </table:table-cell>
          <table:table-cell office:value-type="float" office:value="123541" calcext:value-type="float">
            <text:p>1235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90" calcext:value-type="float">
            <text:p>8590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54" calcext:value-type="float">
            <text:p>20954</text:p>
          </table:table-cell>
          <table:table-cell office:value-type="float" office:value="123581" calcext:value-type="float">
            <text:p>123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94" calcext:value-type="float">
            <text:p>22894</text:p>
          </table:table-cell>
          <table:table-cell office:value-type="float" office:value="4193" calcext:value-type="float">
            <text:p>4193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641" calcext:value-type="float">
            <text:p>8641</text:p>
          </table:table-cell>
          <table:table-cell office:value-type="float" office:value="123991" calcext:value-type="float">
            <text:p>123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26" calcext:value-type="float">
            <text:p>8126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44" calcext:value-type="float">
            <text:p>23544</text:p>
          </table:table-cell>
          <table:table-cell office:value-type="float" office:value="124383" calcext:value-type="float">
            <text:p>124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902" calcext:value-type="float">
            <text:p>33902</text:p>
          </table:table-cell>
          <table:table-cell office:value-type="float" office:value="4660" calcext:value-type="float">
            <text:p>4660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84" calcext:value-type="float">
            <text:p>8384</text:p>
          </table:table-cell>
          <table:table-cell office:value-type="float" office:value="122999" calcext:value-type="float">
            <text:p>122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float" office:value="3771" calcext:value-type="float">
            <text:p>37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647" calcext:value-type="float">
            <text:p>22647</text:p>
          </table:table-cell>
          <table:table-cell office:value-type="float" office:value="132267" calcext:value-type="float">
            <text:p>132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383" calcext:value-type="float">
            <text:p>32383</text:p>
          </table:table-cell>
          <table:table-cell office:value-type="float" office:value="4458" calcext:value-type="float">
            <text:p>4458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59" calcext:value-type="float">
            <text:p>8459</text:p>
          </table:table-cell>
          <table:table-cell office:value-type="float" office:value="123984" calcext:value-type="float">
            <text:p>1239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46" calcext:value-type="float">
            <text:p>8246</text:p>
          </table:table-cell>
          <table:table-cell office:value-type="float" office:value="3686" calcext:value-type="float">
            <text:p>36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994" calcext:value-type="float">
            <text:p>23994</text:p>
          </table:table-cell>
          <table:table-cell office:value-type="float" office:value="123588" calcext:value-type="float">
            <text:p>1235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578" calcext:value-type="float">
            <text:p>22578</text:p>
          </table:table-cell>
          <table:table-cell office:value-type="float" office:value="4782" calcext:value-type="float">
            <text:p>4782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84" calcext:value-type="float">
            <text:p>8684</text:p>
          </table:table-cell>
          <table:table-cell office:value-type="float" office:value="125557" calcext:value-type="float">
            <text:p>1255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54" calcext:value-type="float">
            <text:p>8354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076" calcext:value-type="float">
            <text:p>24076</text:p>
          </table:table-cell>
          <table:table-cell office:value-type="float" office:value="119942" calcext:value-type="float">
            <text:p>1199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152" calcext:value-type="float">
            <text:p>23152</text:p>
          </table:table-cell>
          <table:table-cell office:value-type="float" office:value="4632" calcext:value-type="float">
            <text:p>4632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803" calcext:value-type="float">
            <text:p>8803</text:p>
          </table:table-cell>
          <table:table-cell office:value-type="float" office:value="128831" calcext:value-type="float">
            <text:p>1288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67" calcext:value-type="float">
            <text:p>9167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82" calcext:value-type="float">
            <text:p>24282</text:p>
          </table:table-cell>
          <table:table-cell office:value-type="float" office:value="119359" calcext:value-type="float">
            <text:p>1193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180" calcext:value-type="float">
            <text:p>23180</text:p>
          </table:table-cell>
          <table:table-cell office:value-type="float" office:value="4709" calcext:value-type="float">
            <text:p>4709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702" calcext:value-type="float">
            <text:p>8702</text:p>
          </table:table-cell>
          <table:table-cell office:value-type="float" office:value="126294" calcext:value-type="float">
            <text:p>1262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16" calcext:value-type="float">
            <text:p>821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139" calcext:value-type="float">
            <text:p>24139</text:p>
          </table:table-cell>
          <table:table-cell office:value-type="float" office:value="120997" calcext:value-type="float">
            <text:p>1209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489" calcext:value-type="float">
            <text:p>22489</text:p>
          </table:table-cell>
          <table:table-cell office:value-type="float" office:value="4643" calcext:value-type="float">
            <text:p>4643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00" calcext:value-type="float">
            <text:p>8700</text:p>
          </table:table-cell>
          <table:table-cell office:value-type="float" office:value="129674" calcext:value-type="float">
            <text:p>1296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337" calcext:value-type="float">
            <text:p>8337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08" calcext:value-type="float">
            <text:p>23208</text:p>
          </table:table-cell>
          <table:table-cell office:value-type="float" office:value="117102" calcext:value-type="float">
            <text:p>1171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37" calcext:value-type="float">
            <text:p>23237</text:p>
          </table:table-cell>
          <table:table-cell office:value-type="float" office:value="4343" calcext:value-type="float">
            <text:p>434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39" calcext:value-type="float">
            <text:p>8239</text:p>
          </table:table-cell>
          <table:table-cell office:value-type="float" office:value="122846" calcext:value-type="float">
            <text:p>122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10" calcext:value-type="float">
            <text:p>8910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373" calcext:value-type="float">
            <text:p>23373</text:p>
          </table:table-cell>
          <table:table-cell office:value-type="float" office:value="127656" calcext:value-type="float">
            <text:p>1276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345" calcext:value-type="float">
            <text:p>22345</text:p>
          </table:table-cell>
          <table:table-cell office:value-type="float" office:value="4557" calcext:value-type="float">
            <text:p>4557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6" office:value-type="string" calcext:value-type="string">
            <text:p>Average:</text:p>
          </table:table-cell>
          <table:table-cell table:style-name="ce6" table:formula="of:=AVERAGE([.B6:.B15])" office:value-type="float" office:value="8499.4" calcext:value-type="float">
            <text:p>8499.4</text:p>
          </table:table-cell>
          <table:table-cell table:style-name="ce6" table:formula="of:=AVERAGE([.C6:.C15])" office:value-type="float" office:value="124977.3" calcext:value-type="float">
            <text:p>124977.3</text:p>
          </table:table-cell>
          <table:table-cell/>
          <table:table-cell table:style-name="ce6" office:value-type="string" calcext:value-type="string">
            <text:p>Average:</text:p>
          </table:table-cell>
          <table:table-cell table:style-name="ce6" table:formula="of:=AVERAGE([.F6:.F15])" office:value-type="float" office:value="8440.5" calcext:value-type="float">
            <text:p>8440.5</text:p>
          </table:table-cell>
          <table:table-cell table:style-name="ce6" table:formula="of:=AVERAGE([.G6:.G15])" office:value-type="float" office:value="3852.3" calcext:value-type="float">
            <text:p>3852.3</text:p>
          </table:table-cell>
          <table:table-cell/>
          <table:table-cell table:style-name="ce6" office:value-type="string" calcext:value-type="string">
            <text:p>Average:</text:p>
          </table:table-cell>
          <table:table-cell table:style-name="ce6" table:formula="of:=AVERAGE([.J6:.J15])" office:value-type="float" office:value="23405.2" calcext:value-type="float">
            <text:p>23405.2</text:p>
          </table:table-cell>
          <table:table-cell table:style-name="ce6" table:formula="of:=AVERAGE([.K6:.K15])" office:value-type="float" office:value="123516" calcext:value-type="float">
            <text:p>123516</text:p>
          </table:table-cell>
          <table:table-cell/>
          <table:table-cell table:style-name="ce6" office:value-type="string" calcext:value-type="string">
            <text:p>Average:</text:p>
          </table:table-cell>
          <table:table-cell table:style-name="ce6" table:formula="of:=AVERAGE([.N6:.N15])" office:value-type="float" office:value="24880.2" calcext:value-type="float">
            <text:p>24880.2</text:p>
          </table:table-cell>
          <table:table-cell table:style-name="ce6" table:formula="of:=AVERAGE([.O6:.O15])" office:value-type="float" office:value="4544.3" calcext:value-type="float">
            <text:p>4544.3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Std. Deviation:</text:p>
          </table:table-cell>
          <table:table-cell table:style-name="ce6" table:formula="of:=STDEV([.B6:.B15])" office:value-type="float" office:value="235.843262452936" calcext:value-type="float">
            <text:p>235.8432624529</text:p>
          </table:table-cell>
          <table:table-cell table:style-name="ce6" table:formula="of:=STDEV([.C6:.C15])" office:value-type="float" office:value="2581.82192560904" calcext:value-type="float">
            <text:p>2581.821925609</text:p>
          </table:table-cell>
          <table:table-cell/>
          <table:table-cell table:style-name="ce6" office:value-type="string" calcext:value-type="string">
            <text:p>Std. Deviation:</text:p>
          </table:table-cell>
          <table:table-cell table:style-name="ce6" table:formula="of:=STDEV([.F6:.F15])" office:value-type="float" office:value="346.025127539734" calcext:value-type="float">
            <text:p>346.0251275397</text:p>
          </table:table-cell>
          <table:table-cell table:style-name="ce6" table:formula="of:=STDEV([.G6:.G15])" office:value-type="float" office:value="211.821229656834" calcext:value-type="float">
            <text:p>211.8212296568</text:p>
          </table:table-cell>
          <table:table-cell/>
          <table:table-cell table:style-name="ce6" office:value-type="string" calcext:value-type="string">
            <text:p>Std. Deviation:</text:p>
          </table:table-cell>
          <table:table-cell table:style-name="ce6" table:formula="of:=STDEV([.J6:.J15])" office:value-type="float" office:value="996.162949633353" calcext:value-type="float">
            <text:p>996.1629496334</text:p>
          </table:table-cell>
          <table:table-cell table:style-name="ce6" table:formula="of:=STDEV([.K6:.K15])" office:value-type="float" office:value="4468.24526831034" calcext:value-type="float">
            <text:p>4468.2452683104</text:p>
          </table:table-cell>
          <table:table-cell/>
          <table:table-cell table:style-name="ce6" office:value-type="string" calcext:value-type="string">
            <text:p>Std. Deviation:</text:p>
          </table:table-cell>
          <table:table-cell table:style-name="ce6" table:formula="of:=STDEV([.N6:.N15])" office:value-type="float" office:value="4380.03140019187" calcext:value-type="float">
            <text:p>4380.0314001919</text:p>
          </table:table-cell>
          <table:table-cell table:style-name="ce6" table:formula="of:=STDEV([.O6:.O15])" office:value-type="float" office:value="180.160453176853" calcext:value-type="float">
            <text:p>180.1604531769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 calcext:value-type="string">
            <text:p>Depth first search solve on Recursive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Breadth first search solve on Recursive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A* search solve on Recursive</text:p>
          </table:table-cell>
          <table:table-cell table:style-name="ce7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2"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2"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052" calcext:value-type="float">
            <text:p>1405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61" calcext:value-type="float">
            <text:p>28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64" calcext:value-type="float">
            <text:p>37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043" calcext:value-type="float">
            <text:p>1404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67" calcext:value-type="float">
            <text:p>30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56" calcext:value-type="float">
            <text:p>54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126" calcext:value-type="float">
            <text:p>141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91" calcext:value-type="float">
            <text:p>28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769" calcext:value-type="float">
            <text:p>37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101" calcext:value-type="float">
            <text:p>1410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70" calcext:value-type="float">
            <text:p>28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118" calcext:value-type="float">
            <text:p>41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910" calcext:value-type="float">
            <text:p>1491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12" calcext:value-type="float">
            <text:p>38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023" calcext:value-type="float">
            <text:p>1402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906" calcext:value-type="float">
            <text:p>29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97" calcext:value-type="float">
            <text:p>37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065" calcext:value-type="float">
            <text:p>14065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80" calcext:value-type="float">
            <text:p>258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129" calcext:value-type="float">
            <text:p>14129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1" calcext:value-type="float">
            <text:p>29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82" calcext:value-type="float">
            <text:p>47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432" calcext:value-type="float">
            <text:p>14432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95" calcext:value-type="float">
            <text:p>27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91" calcext:value-type="float">
            <text:p>379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849" calcext:value-type="float">
            <text:p>1684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6" office:value-type="string" calcext:value-type="string">
            <text:p>Average:</text:p>
          </table:table-cell>
          <table:table-cell table:style-name="ce6" table:formula="of:=AVERAGE([.B22:.B31])" office:value-type="float" office:value="2860.9" calcext:value-type="float">
            <text:p>2860.9</text:p>
          </table:table-cell>
          <table:table-cell table:number-columns-repeated="2"/>
          <table:table-cell table:style-name="ce6" office:value-type="string" calcext:value-type="string">
            <text:p>Average:</text:p>
          </table:table-cell>
          <table:table-cell table:style-name="ce6" table:formula="of:=AVERAGE([.F22:.F31])" office:value-type="float" office:value="4086.5" calcext:value-type="float">
            <text:p>4086.5</text:p>
          </table:table-cell>
          <table:table-cell table:number-columns-repeated="2"/>
          <table:table-cell table:style-name="ce6" office:value-type="string" calcext:value-type="string">
            <text:p>Average:</text:p>
          </table:table-cell>
          <table:table-cell table:style-name="ce6" table:formula="of:=AVERAGE([.J22:.J31])" office:value-type="float" office:value="14473" calcext:value-type="float">
            <text:p>1447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Std. Deviation:</text:p>
          </table:table-cell>
          <table:table-cell table:style-name="ce6" table:formula="of:=STDEV([.B22:.B31])" office:value-type="float" office:value="126.595989053542" calcext:value-type="float">
            <text:p>126.5959890535</text:p>
          </table:table-cell>
          <table:table-cell table:number-columns-repeated="2"/>
          <table:table-cell table:style-name="ce6" office:value-type="string" calcext:value-type="string">
            <text:p>Std. Deviation:</text:p>
          </table:table-cell>
          <table:table-cell table:style-name="ce6" table:formula="of:=STDEV([.F22:.F31])" office:value-type="float" office:value="576.374540651399" calcext:value-type="float">
            <text:p>576.3745406514</text:p>
          </table:table-cell>
          <table:table-cell table:number-columns-repeated="2"/>
          <table:table-cell table:style-name="ce6" office:value-type="string" calcext:value-type="string">
            <text:p>Std. Deviation:</text:p>
          </table:table-cell>
          <table:table-cell table:style-name="ce6" table:formula="of:=STDEV([.J22:.J31])" office:value-type="float" office:value="878.525279469331" calcext:value-type="float">
            <text:p>878.5252794693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style-name="ce8" office:value-type="string" calcext:value-type="string">
            <text:p>Depth first search solve on Kruskal</text:p>
          </table:table-cell>
          <table:table-cell table:style-name="ce8"/>
          <table:table-cell table:number-columns-repeated="2"/>
          <table:table-cell table:style-name="ce7" office:value-type="string" calcext:value-type="string">
            <text:p>Breadth first search solve on Kruskal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A* search solve on Kruskal</text:p>
          </table:table-cell>
          <table:table-cell table:style-name="ce7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2"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2"/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olve time (ms)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04" calcext:value-type="float">
            <text:p>6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77" calcext:value-type="float">
            <text:p>6777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98" calcext:value-type="float">
            <text:p>22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321" calcext:value-type="float">
            <text:p>53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701" calcext:value-type="float">
            <text:p>6701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87" calcext:value-type="float">
            <text:p>22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65" calcext:value-type="float">
            <text:p>65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13" calcext:value-type="float">
            <text:p>6813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92" calcext:value-type="float">
            <text:p>22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319" calcext:value-type="float">
            <text:p>53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691" calcext:value-type="float">
            <text:p>7691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05" calcext:value-type="float">
            <text:p>23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05" calcext:value-type="float">
            <text:p>54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84" calcext:value-type="float">
            <text:p>6684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95" calcext:value-type="float">
            <text:p>22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13" calcext:value-type="float">
            <text:p>64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45" calcext:value-type="float">
            <text:p>6745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64" calcext:value-type="float">
            <text:p>29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09" calcext:value-type="float">
            <text:p>53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25" calcext:value-type="float">
            <text:p>6725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55" calcext:value-type="float">
            <text:p>53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55" calcext:value-type="float">
            <text:p>6755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73" calcext:value-type="float">
            <text:p>227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17" calcext:value-type="float">
            <text:p>64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12" calcext:value-type="float">
            <text:p>75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6" office:value-type="string" calcext:value-type="string">
            <text:p>Average:</text:p>
          </table:table-cell>
          <table:table-cell table:style-name="ce6" table:formula="of:=AVERAGE([.B38:.B47])" office:value-type="float" office:value="2480.6" calcext:value-type="float">
            <text:p>2480.6</text:p>
          </table:table-cell>
          <table:table-cell table:number-columns-repeated="2"/>
          <table:table-cell table:style-name="ce6" office:value-type="string" calcext:value-type="string">
            <text:p>Average:</text:p>
          </table:table-cell>
          <table:table-cell table:style-name="ce6" table:formula="of:=AVERAGE([.F38:.F47])" office:value-type="float" office:value="5753.8" calcext:value-type="float">
            <text:p>5753.8</text:p>
          </table:table-cell>
          <table:table-cell table:number-columns-repeated="2"/>
          <table:table-cell table:style-name="ce6" office:value-type="string" calcext:value-type="string">
            <text:p>Average:</text:p>
          </table:table-cell>
          <table:table-cell table:style-name="ce6" table:formula="of:=AVERAGE([.J38:.J47])" office:value-type="float" office:value="7049.3" calcext:value-type="float">
            <text:p>7049.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Std. Deviation:</text:p>
          </table:table-cell>
          <table:table-cell table:style-name="ce6" table:formula="of:=STDEV([.B38:.B47])" office:value-type="float" office:value="316.51652581044" calcext:value-type="float">
            <text:p>316.5165258104</text:p>
          </table:table-cell>
          <table:table-cell table:number-columns-repeated="2"/>
          <table:table-cell table:style-name="ce6" office:value-type="string" calcext:value-type="string">
            <text:p>Std. Deviation:</text:p>
          </table:table-cell>
          <table:table-cell table:style-name="ce6" table:formula="of:=STDEV([.F38:.F47])" office:value-type="float" office:value="546.665406502613" calcext:value-type="float">
            <text:p>546.6654065026</text:p>
          </table:table-cell>
          <table:table-cell table:number-columns-repeated="2"/>
          <table:table-cell table:style-name="ce6" office:value-type="string" calcext:value-type="string">
            <text:p>Std. Deviation:</text:p>
          </table:table-cell>
          <table:table-cell table:style-name="ce6" table:formula="of:=STDEV([.J38:.J47])" office:value-type="float" office:value="514.030922113533" calcext:value-type="float">
            <text:p>514.0309221135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text> </number:text>
      <loext:fill-character> </loext:fill-character>
      <number:text>- </number:text>
    </number:number-style>
    <number:text-style style:name="N10121" number:language="en" number:country="A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mbria" style:font-family-complex="Cambria" style:font-family-generic-complex="swiss" style:font-size-complex="18pt" style:font-style-complex="normal" style:font-weight-complex="normal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Nithsdale</meta:initial-creator>
    <dc:creator>Admin</dc:creator>
    <meta:creation-date>2014-10-07T04:39:18</meta:creation-date>
    <dc:date>2014-10-07T12:58:27</dc:date>
    <meta:generator>LibreOffice/4.2.6.3$Linux_X86_64 LibreOffice_project/420m0$Build-3</meta:generator>
    <meta:document-statistic meta:table-count="3" meta:cell-count="324" meta:object-count="0"/>
    <meta:user-defined meta:name="AppVersion">15.0300</meta:user-defined>
    <meta:user-defined meta:name="Company">RMI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